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6200000104D14C66033DAE163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6.14cm" svg:height="6.879cm" draw:z-index="0"><draw:image xlink:href="Pictures/100000000000026200000104D14C66033DAE163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9T11:54:33.177534972</meta:creation-date>
    <dc:date>2024-03-09T11:58:27.448694348</dc:date>
    <meta:editing-duration>PT3M54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